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1">
      <style:paragraph-properties fo:margin-top="0in" fo:margin-bottom="0in"/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</office:automatic-styles>
  <office:body>
    <office:text>
      <text:h text:style-name="Heading_20_1" text:outline-level="1">IIFE - Immediately Invoked Function Expression</text:h>
      <text:h text:style-name="Heading_20_2" text:outline-level="2">Model</text:h>
      <text:p text:style-name="P1">var x = "ceva";</text:p>
      <text:p text:style-name="P2"/>
      <text:p text:style-name="P3">(function(){</text:p>
      <text:p text:style-name="P4"><text:s text:c="4"/>var x = "ceva ascuns";</text:p>
      <text:p text:style-name="P5"><text:s text:c="4"/>console.log(x);</text:p>
      <text:p text:style-name="P6">})();</text:p>
      <text:p text:style-name="P7"/>
      <text:p text:style-name="P8">console.log(x);</text:p>
      <text:p text:style-name="First_20_paragraph">Când folosești? - atunci când dorești să ascuzi funcționalități fără a lăsa nicio urmă în GLOBAL sau LOCAL SCOPE</text:p>
      <text:h text:style-name="Heading_20_3" text:outline-level="3">Ce este?</text:h>
      <text:p text:style-name="First_20_paragraph">Este o <text:span text:style-name="T1">funcție</text:span><text:span text:style-name="T2"> </text:span><text:span text:style-name="T3">exprimată</text:span> (function expression) Este o funcție exprimată pentru că o îmbraci în paranteze</text:p>
      <text:h text:style-name="Heading_20_3" text:outline-level="3">Bună practică:</text:h>
      <text:list text:style-name="L1">
        <text:list-item>
          <text:p text:style-name="P9">dă un nume la IIFE, nu-l lăsa anomim. Beneficiul este că va apărea în call stack.</text:p>
        </text:list-item>
      </text:list>
      <text:p text:style-name="P10">var x = "ceva";</text:p>
      <text:p text:style-name="P11"/>
      <text:p text:style-name="P12">var iife = (function(){</text:p>
      <text:p text:style-name="P13"><text:s text:c="4"/>var x = "ceva ascuns";</text:p>
      <text:p text:style-name="P14"><text:s text:c="4"/>console.log(x);</text:p>
      <text:p text:style-name="P15">})();</text:p>
      <text:p text:style-name="P16"/>
      <text:p text:style-name="P17">console.log(x);</text:p>
      <text:p text:style-name="First_20_paragraph">IIFE-urile pot primi valori pentru că, de fapt, sunt apeluri de funcție:</text:p>
      <text:p text:style-name="P18">var x = "ceva";</text:p>
      <text:p text:style-name="P19"/>
      <text:p text:style-name="P20">var iife = (function(x){</text:p>
      <text:p text:style-name="P21"><text:s text:c="2"/>console.log(x); <text:s text:c="10"/>// ceva</text:p>
      <text:p text:style-name="P22"><text:s text:c="2"/>var x = "ceva ascuns"; <text:s text:c="3"/>// ceva ascuns</text:p>
      <text:p text:style-name="P23"><text:s text:c="2"/>console.log(x);</text:p>
      <text:p text:style-name="P24">})(x);</text:p>
      <text:p text:style-name="P25"/>
      <text:p text:style-name="P26">console.log(x); <text:s text:c="12"/>// ceva</text:p>
      <text:p text:style-name="First_20_paragraph">Foarte interesant este cazul în care în IIFE ai marea partea a funcțiilor care trebuie să rămână private, dar ai nevoie să expui câteva în global. Kyle Simpson trimite obiectul window în IIFE și îl denumește în parametru <text:span text:style-name="T4">global</text:span>. Pentru a expune ceva din IIFE folosește mai apoi <text:span text:style-name="T5">global.ceva</text:span>.</text:p>
      <text:p text:style-name="P27">var y = "ceva din global";</text:p>
      <text:p text:style-name="P28"/>
      <text:p text:style-name="P29">var iife = (function(global){</text:p>
      <text:p text:style-name="P30"><text:s text:c="2"/>console.log(global.y); <text:s text:c="3"/>// ceva din global</text:p>
      <text:p text:style-name="P31"><text:s text:c="2"/>global.y = "ceva ascuns care a modificat in global";</text:p>
      <text:p text:style-name="P32">})(window);</text:p>
      <text:p text:style-name="P33"/>
      <text:p text:style-name="P34">console.log(y); <text:s text:c="12"/>// ceva ascuns care a modificat in glob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